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418000002D4CE2E801D14F9E04E.png" manifest:media-type="image/png"/>
  <manifest:file-entry manifest:full-path="Pictures/1000000000000489000002A5A0FC18CF2118D56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andolKai" svg:font-family="FandolKai" style:font-family-generic="modern" style:font-pitch="variable"/>
    <style:font-face style:name="FandolSong" svg:font-family="FandolSong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云林黑体" svg:font-family="云林黑体" style:font-family-generic="swiss" style:font-pitch="variable"/>
    <style:font-face style:name="微软雅黑" svg:font-family="微软雅黑" style:font-family-generic="modern" style:font-pitch="variable"/>
    <style:font-face style:name="微软雅黑1" svg:font-family="微软雅黑" style:font-family-generic="roman" style:font-pitch="variable"/>
    <style:font-face style:name="微软雅黑2" svg:font-family="微软雅黑" style:font-family-generic="swiss" style:font-pitch="variable"/>
    <style:font-face style:name="微软雅黑3" svg:font-family="微软雅黑" style:font-family-generic="system" style:font-pitch="variable"/>
    <style:font-face style:name="思源宋体 CN" svg:font-family="'思源宋体 CN'" style:font-family-generic="roman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cm" draw:shadow="visible" draw:shadow-offset-x="0.035cm" draw:shadow-offset-y="0.035cm" draw:shadow-opacity="66%" loext:shadow-blur="0.071cm"/>
      <style:paragraph-properties style:writing-mode="lr-tb"/>
    </style:style>
    <style:style style:name="gr2" style:family="graphic" style:parent-style-name="standard">
      <style:graphic-properties draw:stroke="none" draw:fill="none" fo:min-height="2.643cm" draw:shadow="visible" draw:shadow-offset-x="0.212cm" draw:shadow-offset-y="0.212cm" draw:shadow-color="#808080" loext:shadow-blur="0.2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039cm"/>
      <style:paragraph-properties style:writing-mode="lr-tb"/>
    </style:style>
    <style:style style:name="gr4" style:family="graphic" style:parent-style-name="standard">
      <style:graphic-properties draw:stroke="none" svg:stroke-color="#3465a4" draw:fill="none" fo:min-height="0.667cm" fo:padding-left="0cm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fo:min-height="0.637cm" fo:padding-top="0.125cm" fo:padding-bottom="0.3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>
      <style:graphic-properties draw:stroke="none" svg:stroke-color="#3465a4" draw:fill="none" draw:fill-color="#729fcf" fo:min-height="1.425cm" fo:padding-top="0cm" fo:padding-bottom="0cm" fo:padding-left="0cm" fo:padding-right="0cm" fo:wrap-option="no-wrap"/>
      <style:paragraph-properties style:writing-mode="lr-tb"/>
    </style:style>
    <style:style style:name="gr8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3465a4" draw:fill="solid" draw:fill-color="#999999" loext:fill-use-slide-background="false" draw:opacity="30%" fo:min-height="0.657cm" fo:padding-right="0cm"/>
      <style:paragraph-properties style:writing-mode="lr-tb"/>
    </style:style>
    <style:style style:name="gr10" style:family="graphic" style:parent-style-name="standard">
      <style:graphic-properties draw:stroke="none" svg:stroke-color="#3465a4" draw:fill="solid" draw:fill-color="#999999" loext:fill-use-slide-background="false" draw:opacity="30%" fo:min-height="0.657cm" fo:padding-left="0cm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999999" loext:fill-use-slide-background="false" draw:opacity="30%" fo:min-height="0.767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999999" draw:opacity="30%" fo:min-height="2.765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999999" draw:opacity="30%" fo:min-height="4.60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5" style:family="graphic" style:parent-style-name="objectwithoutfill">
      <style:graphic-properties draw:fill="none" draw:textarea-vertical-align="middle"/>
    </style:style>
    <style:style style:name="P1" style:family="paragraph">
      <style:paragraph-properties fo:line-height="150%"/>
    </style:style>
    <style:style style:name="P2" style:family="paragraph">
      <loext:graphic-properties draw:fill="none" draw:fill-color="#ffffff"/>
      <style:paragraph-properties fo:line-height="150%"/>
      <style:text-properties style:font-name="FandolSong" fo:font-size="15pt" style:font-name-asian="FandolSong" style:font-size-asian="15pt" style:font-size-complex="15pt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云林黑体" fo:font-size="12pt" style:font-name-asian="云林黑体" style:font-size-asian="12pt" style:font-size-complex="12pt"/>
    </style:style>
    <style:style style:name="P6" style:family="paragraph">
      <loext:graphic-properties draw:fill="none"/>
      <style:text-properties style:font-name="云林黑体"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微软雅黑3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fo:color="#2a6099" loext:opacity="100%" loext:color-lum-mod="100%" loext:color-lum-off="0%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微软雅黑3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line-height="100%" fo:text-align="start"/>
    </style:style>
    <style:style style:name="P11" style:family="paragraph">
      <loext:graphic-properties draw:fill="none" draw:fill-color="#729fcf"/>
      <style:paragraph-properties fo:line-height="100%" fo:text-align="start"/>
      <style:text-properties style:font-name="思源宋体 CN" fo:font-size="14pt" fo:font-weight="bold" style:font-name-asian="思源宋体 CN" style:font-size-asian="14pt" style:font-weight-asian="bold" style:font-size-complex="14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line-height="100%" fo:text-align="end"/>
    </style:style>
    <style:style style:name="P14" style:family="paragraph">
      <loext:graphic-properties draw:fill="solid" draw:fill-color="#999999" draw:opacity="30%"/>
      <style:paragraph-properties fo:line-height="100%" fo:text-align="end"/>
      <style:text-properties style:font-name="思源宋体 CN" fo:font-size="14pt" fo:font-weight="bold" style:font-name-asian="思源宋体 CN" style:font-size-asian="14pt" style:font-weight-asian="bold" style:font-size-complex="14pt" style:font-weight-complex="bold"/>
    </style:style>
    <style:style style:name="P15" style:family="paragraph">
      <style:paragraph-properties fo:text-align="end"/>
    </style:style>
    <style:style style:name="P16" style:family="paragraph">
      <loext:graphic-properties draw:fill="solid" draw:fill-color="#999999" draw:opacity="30%"/>
      <style:paragraph-properties fo:text-align="end"/>
      <style:text-properties fo:color="#666666" loext:opacity="100%" loext:color-lum-mod="100%" loext:color-lum-off="0%" style:font-name="云林黑体" fo:font-size="15pt" style:font-name-asian="微软雅黑2" style:font-size-asian="15pt" style:font-size-complex="15pt"/>
    </style:style>
    <style:style style:name="P17" style:family="paragraph">
      <loext:graphic-properties draw:fill="solid" draw:fill-color="#999999" draw:opacity="30%"/>
      <style:paragraph-properties fo:text-align="end"/>
      <style:text-properties style:font-name="云林黑体" fo:font-size="10.5pt" style:font-name-asian="云林黑体" style:font-size-asian="10.5pt" style:font-size-complex="10.5pt"/>
    </style:style>
    <style:style style:name="P18" style:family="paragraph">
      <loext:graphic-properties draw:fill="none" draw:fill-color="#ffffff"/>
      <style:text-properties fo:color="#b2b2b2" loext:opacity="100%" loext:color-lum-mod="100%" loext:color-lum-off="0%"/>
    </style:style>
    <style:style style:name="T1" style:family="text">
      <style:text-properties style:font-name="FandolSong" fo:font-size="18pt" style:font-name-asian="FandolSong" style:font-size-asian="18pt" style:font-size-complex="18pt"/>
    </style:style>
    <style:style style:name="T2" style:family="text">
      <style:text-properties fo:color="#c9211e" loext:opacity="100%" style:font-name="思源宋体 CN" fo:font-size="26pt" fo:font-weight="bold" style:font-name-asian="思源宋体 CN" style:font-size-asian="26pt" style:font-weight-asian="bold" style:font-size-complex="26pt" style:font-weight-complex="bold"/>
    </style:style>
    <style:style style:name="T3" style:family="text">
      <style:text-properties style:font-name="云林黑体" fo:font-size="12pt" style:font-name-asian="云林黑体" style:font-size-asian="12pt" style:font-size-complex="12pt"/>
    </style:style>
    <style:style style:name="T4" style:family="text">
      <style:text-properties style:font-name="云林黑体" fo:font-size="12pt" style:font-name-asian="FandolSong" style:font-size-asian="12pt" style:font-size-complex="12pt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font-name="思源宋体 CN" fo:font-size="14pt" fo:font-style="normal" fo:text-shadow="none" style:text-underline-style="none" fo:font-weight="bold" style:letter-kerning="true" style:font-name-asian="思源宋体 CN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a6099" loext:opacity="100%" style:text-outline="false" style:text-line-through-style="none" style:text-line-through-type="none" style:font-name="FandolKai" fo:font-size="18pt" fo:font-style="normal" fo:text-shadow="none" style:text-underline-style="none" fo:font-weight="normal" style:letter-kerning="true" style:font-name-asian="FandolKa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a6099" loext:opacity="100%" style:text-outline="false" style:text-line-through-style="none" style:text-line-through-type="none" style:font-name="FandolKai" fo:font-size="14pt" fo:font-style="normal" fo:text-shadow="none" style:text-underline-style="none" fo:font-weight="normal" style:letter-kerning="true" style:font-name-asian="FandolKa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思源宋体 CN" fo:font-size="14pt" fo:font-weight="bold" style:letter-kerning="true" style:font-name-asian="思源宋体 CN" style:font-size-asian="14pt" style:font-weight-asian="bold" style:font-size-complex="14pt" style:font-weight-complex="bold"/>
    </style:style>
    <style:style style:name="T9" style:family="text">
      <style:text-properties style:font-name="思源宋体 CN" fo:font-size="12pt" fo:font-weight="bold" style:font-name-asian="思源宋体 CN" style:font-size-asian="12pt" style:font-weight-asian="bold" style:font-size-complex="12pt" style:font-weight-complex="bold"/>
    </style:style>
    <style:style style:name="T10" style:family="text">
      <style:text-properties fo:color="#666666" loext:opacity="100%" style:font-name="云林黑体" fo:font-size="8pt" style:font-name-asian="微软雅黑2" style:font-size-asian="8pt" style:font-size-complex="8pt"/>
    </style:style>
    <style:style style:name="T11" style:family="text">
      <style:text-properties style:font-name="FandolSong" fo:font-size="10.5pt" style:font-name-asian="FandolSong" style:font-size-asian="10.5pt" style:font-size-complex="10.5pt"/>
    </style:style>
    <style:style style:name="T12" style:family="text">
      <style:text-properties style:font-name="云林黑体" fo:font-size="10.5pt" style:font-name-asian="云林黑体" style:font-size-asian="10.5pt" style:font-size-complex="10.5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云林黑体" fo:font-size="10.5pt" fo:font-style="normal" fo:text-shadow="none" style:text-underline-style="none" fo:font-weight="normal" style:letter-kerning="true" style:font-name-asian="云林黑体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b2b2b2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2" draw:layer="layout" svg:width="9.25cm" svg:height="4.25cm" svg:x="3.091cm" svg:y="0.55cm">
          <draw:text-box>
            <text:p text:style-name="P1"><text:span text:style-name="T1">黑客们，</text:span></text:p>
            <text:p text:style-name="P1"><text:span text:style-name="T1">让我们一起</text:span></text:p>
          </draw:text-box>
        </draw:frame>
        <draw:frame draw:style-name="gr2" draw:text-style-name="P3" draw:layer="layout" svg:width="12cm" svg:height="2.893cm" svg:x="6.591cm" svg:y="1.782cm">
          <draw:text-box>
            <text:p><text:span text:style-name="T2">拯救世界！</text:span></text:p>
          </draw:text-box>
        </draw:frame>
        <draw:frame draw:style-name="gr3" draw:text-style-name="P5" draw:layer="layout" svg:width="14.9cm" svg:height="1.289cm" svg:x="3.217cm" svg:y="3.498cm">
          <draw:text-box>
            <text:p text:style-name="P4"><text:span text:style-name="T3">如今新生之后的 <text:s text:c="11"/>，自由</text:span><text:span text:style-name="T3">/</text:span><text:span text:style-name="T3">开源软件起到了巨大的作用，大家离不开它们。你可能就在使用着它们，比如直播工具箱。 </text:span></text:p>
          </draw:text-box>
        </draw:frame>
        <draw:frame draw:style-name="gr4" draw:text-style-name="P6" draw:layer="layout" svg:width="2.068cm" svg:height="0.917cm" svg:x="6.623cm" svg:y="3.511cm">
          <draw:text-box>
            <text:p><text:span text:style-name="T4">AcFun</text:span></text:p>
          </draw:text-box>
        </draw:frame>
        <draw:g draw:name="link_volunteering">
          <draw:frame draw:style-name="gr5" draw:text-style-name="P8" draw:layer="layout" svg:width="6.179cm" svg:height="0.964cm" svg:x="7.832cm" svg:y="4.778cm">
            <draw:text-box>
              <text:p text:style-name="P7"><text:span text:style-name="T5">参与这些 </text:span><text:span text:style-name="T6"><text:s text:c="8"/></text:span><text:span text:style-name="T5"><text:s/>的开发</text:span></text:p>
            </draw:text-box>
          </draw:frame>
          <draw:frame draw:style-name="gr6" draw:text-style-name="P9" draw:layer="layout" svg:width="3.042cm" svg:height="1.062cm" svg:x="9.958cm" svg:y="4.872cm">
            <draw:text-box>
              <text:p text:style-name="P7"><text:span text:style-name="T7">重要项目</text:span></text:p>
            </draw:text-box>
          </draw:frame>
        </draw:g>
        <draw:frame draw:style-name="gr7" draw:text-style-name="P11" draw:layer="layout" svg:width="15.742cm" svg:height="1.425cm" svg:x="3.091cm" svg:y="4.9cm">
          <draw:text-box>
            <text:p text:style-name="P10"><text:span text:style-name="T8">你能抽出一点时间，来 <text:s text:c="46"/>吗？</text:span></text:p>
            <text:p text:style-name="P10"><text:span text:style-name="T8">哪怕是一点点小小的改进也是很宝贵的！</text:span></text:p>
          </draw:text-box>
        </draw:frame>
        <draw:frame draw:style-name="gr8" draw:text-style-name="P12" draw:layer="layout" svg:width="11.04cm" svg:height="7.626cm" svg:x="2.941cm" svg:y="6.874cm">
          <draw:image xlink:href="Pictures/1000000100000418000002D4CE2E801D14F9E04E.png" xlink:type="simple" xlink:show="embed" xlink:actuate="onLoad" draw:mime-type="image/png">
            <text:p/>
          </draw:image>
        </draw:frame>
        <draw:frame draw:style-name="gr9" draw:text-style-name="P14" draw:layer="layout" svg:width="4.5cm" svg:height="0.907cm" svg:x="11.141cm" svg:y="6.935cm">
          <draw:text-box>
            <text:p text:style-name="P13"><text:span text:style-name="T9">AcFun</text:span></text:p>
          </draw:text-box>
        </draw:frame>
        <draw:frame draw:style-name="gr10" draw:text-style-name="P14" draw:layer="layout" svg:width="2.514cm" svg:height="0.907cm" svg:x="15.641cm" svg:y="6.935cm">
          <draw:text-box>
            <text:p text:style-name="P13"><text:span text:style-name="T9">直播工具箱</text:span></text:p>
          </draw:text-box>
        </draw:frame>
        <draw:frame draw:style-name="gr11" draw:text-style-name="P16" draw:layer="layout" svg:width="7cm" svg:height="1.017cm" svg:x="11.141cm" svg:y="7.842cm">
          <draw:text-box>
            <text:p text:style-name="P15"><text:span text:style-name="T10">由 </text:span><text:span text:style-name="T10">AcFun-FOSS</text:span><text:span text:style-name="T10">（</text:span><text:span text:style-name="T10">AcFun</text:span><text:span text:style-name="T10">自由</text:span><text:span text:style-name="T10">/</text:span><text:span text:style-name="T10">开源软件⑨课）</text:span></text:p>
            <text:p text:style-name="P15"><text:span text:style-name="T10">组织开发</text:span></text:p>
          </draw:text-box>
        </draw:frame>
        <draw:frame draw:style-name="gr12" draw:text-style-name="P17" draw:layer="layout" svg:width="6.5cm" svg:height="3.015cm" svg:x="11.591cm" svg:y="10.5cm">
          <draw:text-box>
            <text:p text:style-name="P15"><text:span text:style-name="T11">使用的技术：</text:span></text:p>
            <text:p text:style-name="P15"><text:span text:style-name="T12">electron</text:span><text:span text:style-name="T12">、</text:span><text:span text:style-name="T12">vue</text:span></text:p>
            <text:p text:style-name="P15"><text:span text:style-name="T12"/></text:p>
            <text:p text:style-name="P15"><text:span text:style-name="T11">它需要：</text:span></text:p>
            <text:list text:style-name="L1">
              <text:list-item>
                <text:p text:style-name="P15"><text:span text:style-name="T12">修复小程序（如点歌姬）的故障</text:span></text:p>
              </text:list-item>
              <text:list-item>
                <text:p text:style-name="P15"><text:span text:style-name="T12">实现热更新</text:span></text:p>
              </text:list-item>
              <text:list-item>
                <text:p text:style-name="P15"><text:span text:style-name="T12">重构弹幕消息分发机制</text:span></text:p>
              </text:list-item>
            </text:list>
          </draw:text-box>
        </draw:frame>
        <draw:frame draw:style-name="gr8" draw:text-style-name="P12" draw:layer="layout" svg:width="11.919cm" svg:height="6.95cm" svg:x="2.978cm" svg:y="15.85cm">
          <draw:image xlink:href="Pictures/1000000000000489000002A5A0FC18CF2118D56D.png" xlink:type="simple" xlink:show="embed" xlink:actuate="onLoad" draw:mime-type="image/png">
            <text:p/>
          </draw:image>
        </draw:frame>
        <draw:frame draw:style-name="gr10" draw:text-style-name="P14" draw:layer="layout" svg:width="7.014cm" svg:height="0.907cm" svg:x="11.127cm" svg:y="15.85cm">
          <draw:text-box>
            <text:p text:style-name="P13"><text:span text:style-name="T9">ACWIKI</text:span></text:p>
          </draw:text-box>
        </draw:frame>
        <draw:frame draw:style-name="gr11" draw:text-style-name="P16" draw:layer="layout" svg:width="7cm" svg:height="1.017cm" svg:x="11.127cm" svg:y="16.757cm">
          <draw:text-box>
            <text:p text:style-name="P15"><text:span text:style-name="T10">由 </text:span><text:span text:style-name="T10">TDGSGL</text:span><text:span text:style-name="T10">（别名：天地高速公路）</text:span></text:p>
            <text:p text:style-name="P15"><text:span text:style-name="T10">组织开发</text:span></text:p>
          </draw:text-box>
        </draw:frame>
        <draw:frame draw:style-name="gr13" draw:text-style-name="P17" draw:layer="layout" svg:width="6.5cm" svg:height="4.855cm" svg:x="11.591cm" svg:y="18.05cm">
          <draw:text-box>
            <text:p text:style-name="P15"><text:span text:style-name="T11">使用的技术：</text:span></text:p>
            <text:p text:style-name="P15"><text:span text:style-name="T12">dokuwiki</text:span><text:span text:style-name="T12">、站长自己造的一些语法插件、站长自己造的一些模板</text:span></text:p>
            <text:p text:style-name="P15"><text:span text:style-name="T12"/></text:p>
            <text:p text:style-name="P15"><text:span text:style-name="T11">它需要：</text:span></text:p>
            <text:list text:style-name="L1">
              <text:list-item>
                <text:p text:style-name="P15"><text:span text:style-name="T12">修复图文混排的错误</text:span></text:p>
              </text:list-item>
              <text:list-item>
                <text:p text:style-name="P15"><text:span text:style-name="T12">修复不归整的地方，如应当用模板之处没有用模板</text:span></text:p>
              </text:list-item>
              <text:list-item>
                <text:p text:style-name="P15"><text:span text:style-name="T12">修复文章逻辑结构的混乱</text:span></text:p>
              </text:list-item>
              <text:list-item>
                <text:p text:style-name="P15"><text:span text:style-name="T12">编写新的条目</text:span></text:p>
              </text:list-item>
              <text:list-item>
                <text:p text:style-name="P15"><text:span text:style-name="T12">给现有的模板编写使用手册</text:span></text:p>
              </text:list-item>
              <text:list-item>
                <text:p text:style-name="P15"><text:span text:style-name="T13">编写</text:span><text:span text:style-name="T12">编写指南</text:span></text:p>
              </text:list-item>
            </text:list>
          </draw:text-box>
        </draw:frame>
        <draw:frame draw:style-name="gr14" draw:text-style-name="P18" draw:layer="layout" svg:width="15cm" svg:height="1.25cm" svg:x="3.091cm" svg:y="23.9cm">
          <draw:text-box>
            <text:p text:style-name="P4"><text:span text:style-name="T14">………………………</text:span><text:span text:style-name="T14">...…………………...</text:span></text:p>
          </draw:text-box>
        </draw:frame>
        <draw:line draw:style-name="gr15" draw:text-style-name="P12" draw:layer="layout" svg:x1="13.75cm" svg:y1="5.55cm" svg:x2="8.1cm" svg:y2="5.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andolKai" svg:font-family="FandolKai" style:font-family-generic="modern" style:font-pitch="variable"/>
    <style:font-face style:name="FandolSong" svg:font-family="FandolSong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云林黑体" svg:font-family="云林黑体" style:font-family-generic="swiss" style:font-pitch="variable"/>
    <style:font-face style:name="微软雅黑" svg:font-family="微软雅黑" style:font-family-generic="modern" style:font-pitch="variable"/>
    <style:font-face style:name="微软雅黑1" svg:font-family="微软雅黑" style:font-family-generic="roman" style:font-pitch="variable"/>
    <style:font-face style:name="微软雅黑2" svg:font-family="微软雅黑" style:font-family-generic="swiss" style:font-pitch="variable"/>
    <style:font-face style:name="微软雅黑3" svg:font-family="微软雅黑" style:font-family-generic="system" style:font-pitch="variable"/>
    <style:font-face style:name="思源宋体 CN" svg:font-family="'思源宋体 CN'" style:font-family-generic="roman" style:font-pitch="variable"/>
    <style:font-face style:name="新宋体" svg:font-family="新宋体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ar" style:country-complex="A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3" style:font-family-asian="微软雅黑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7T14:40:00.353000000</meta:creation-date>
    <dc:date>2023-09-27T17:32:11.976000000</dc:date>
    <meta:editing-duration>PT22M28S</meta:editing-duration>
    <meta:editing-cycles>6</meta:editing-cycles>
    <meta:generator>LibreOffice/7.5.2.2$Windows_X86_64 LibreOffice_project/53bb9681a964705cf672590721dbc85eb4d0c3a2</meta:generator>
    <meta:document-statistic meta:object-count="19"/>
  </office:meta>
</office:document-meta>
</file>